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ndika" svg:font-family="Andika" style:font-pitch="variable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43856b" officeooo:paragraph-rsid="0052d919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54fcf3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.101cm" fo:margin-bottom="0cm" style:contextual-spacing="false" fo:line-height="1cm"/>
      <style:text-properties style:font-name="BetecknaLowerCase1" officeooo:rsid="001290e9" officeooo:paragraph-rsid="004d3390"/>
    </style:style>
    <style:style style:name="P7" style:family="paragraph" style:parent-style-name="Standard">
      <style:paragraph-properties fo:margin-top="0.101cm" fo:margin-bottom="0cm" style:contextual-spacing="false" fo:line-height="1cm"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eedf1"/>
    </style:style>
    <style:style style:name="P8" style:family="paragraph" style:parent-style-name="Standard">
      <style:paragraph-properties fo:margin-top="0.101cm" fo:margin-bottom="0cm" style:contextual-spacing="false" fo:line-height="1cm"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51900b"/>
    </style:style>
    <style:style style:name="P9" style:family="paragraph" style:parent-style-name="Text_20_body">
      <style:paragraph-properties fo:margin-top="0cm" fo:margin-bottom="0cm" style:contextual-spacing="false" fo:line-height="110%" fo:text-align="end" style:justify-single-word="false"/>
      <style:text-properties officeooo:paragraph-rsid="004b8e98"/>
    </style:style>
    <style:style style:name="P10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554e2b" style:font-size-asian="6pt" style:font-size-complex="6pt"/>
    </style:style>
    <style:style style:name="P11" style:family="paragraph">
      <style:text-properties style:font-name="FreeSans1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center"/>
    </style:style>
    <style:style style:name="P14" style:family="paragraph">
      <style:text-properties style:font-name="Andika" fo:font-size="96pt" style:font-size-asian="96pt" style:font-size-complex="96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style:use-window-font-color="true" officeooo:rsid="0042527a" style:font-size-complex="10pt"/>
    </style:style>
    <style:style style:name="T5" style:family="text">
      <style:text-properties style:use-window-font-color="true" fo:font-size="10pt" officeooo:rsid="003de84d" style:font-size-asian="10pt" style:font-size-complex="10pt"/>
    </style:style>
    <style:style style:name="T6" style:family="text">
      <style:text-properties style:use-window-font-color="true" style:font-name="Andika" fo:font-size="72pt" officeooo:rsid="004b8e98" style:font-size-asian="72pt" style:font-size-complex="72pt"/>
    </style:style>
    <style:style style:name="T7" style:family="text">
      <style:text-properties style:use-window-font-color="true" style:font-name="Andika" fo:font-size="10pt" officeooo:rsid="004b8e98" style:font-size-asian="10pt" style:font-size-complex="10pt"/>
    </style:style>
    <style:style style:name="T8" style:family="text">
      <style:text-properties fo:text-transform="lowercase" style:font-name="Andika" fo:font-size="38pt" officeooo:rsid="004d3390" style:font-size-asian="38pt" style:font-size-complex="38pt"/>
    </style:style>
    <style:style style:name="T9" style:family="text">
      <style:text-properties fo:text-transform="lowercase" style:font-name="Andika" fo:font-size="6pt" officeooo:rsid="004d3390" style:font-size-asian="6pt" style:font-size-complex="6pt"/>
    </style:style>
    <style:style style:name="T10" style:family="text">
      <style:text-properties fo:text-transform="lowercase" style:font-name="Andika" fo:font-size="20pt" officeooo:rsid="004d3390" style:font-size-asian="20pt" style:font-size-complex="20pt"/>
    </style:style>
    <style:style style:name="T11" style:family="text">
      <style:text-properties fo:text-transform="lowercase" style:font-name="Andika" fo:font-size="4pt" officeooo:rsid="004d3390" style:font-size-asian="4pt" style:font-size-complex="4pt"/>
    </style:style>
    <style:style style:name="T12" style:family="text">
      <style:text-properties officeooo:rsid="001a7abf"/>
    </style:style>
    <style:style style:name="T13" style:family="text">
      <style:text-properties officeooo:rsid="00494d77"/>
    </style:style>
    <style:style style:name="T14" style:family="text">
      <style:text-properties officeooo:rsid="0051900b"/>
    </style:style>
    <style:style style:name="T15" style:family="text">
      <style:text-properties officeooo:rsid="001f5956"/>
    </style:style>
    <style:style style:name="T16" style:family="text">
      <style:text-properties style:font-name="FreeSans1"/>
    </style:style>
    <style:style style:name="T17" style:family="text">
      <style:text-properties style:font-name="Andika" fo:font-size="96pt" style:font-size-asian="96pt" style:font-size-complex="9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="Linienspitzen_20_1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51cm" svg:stroke-color="#000000" draw:marker-start-width="0.429cm" draw:marker-end="Linienspitzen_20_1" draw:marker-end-width="0.203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width="0.051cm" svg:stroke-color="#000000" draw:marker-start-width="0.429cm" draw:marker-end-width="0.42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" svg:width="0.237cm" svg:height="0.579cm" svg:x="2.979cm" svg:y="4.997cm">
        <draw:text-box>
          <text:p><text:span text:style-name="T16">1</text:span></text:p>
        </draw:text-box>
      </draw:frame>
      <draw:path text:anchor-type="page" text:anchor-page-number="1" draw:z-index="1" draw:style-name="gr2" draw:text-style-name="P12" svg:width="1.005cm" svg:height="0.967cm" draw:transform="skewX (-0.00209439510239322) rotate (0.312588469032184) translate (3.35195221388514cm 5.37436666879625cm)" svg:viewBox="0 0 1006 968" svg:d="M1006 888c-424 232-1237-37-944-888">
        <text:p/>
      </draw:path>
      <draw:frame text:anchor-type="page" text:anchor-page-number="1" draw:z-index="2" draw:style-name="gr1" draw:text-style-name="P11" svg:width="0.237cm" svg:height="0.579cm" svg:x="4.142cm" svg:y="3.311cm">
        <draw:text-box>
          <text:p><text:span text:style-name="T16">2</text:span></text:p>
        </draw:text-box>
      </draw:frame>
      <draw:line text:anchor-type="page" text:anchor-page-number="1" draw:z-index="3" draw:style-name="gr3" draw:text-style-name="P12" svg:x1="3.212cm" svg:y1="4.099cm" svg:x2="4.411cm" svg:y2="4.101cm">
        <text:p/>
      </draw:line>
      <draw:rect text:anchor-type="page" text:anchor-page-number="1" draw:z-index="4" draw:style-name="gr4" draw:text-style-name="P13" svg:width="0.376cm" svg:height="0.126cm" svg:x="3.514cm" svg:y="4.03cm">
        <text:p/>
      </draw:rect>
      <draw:rect text:anchor-type="page" text:anchor-page-number="1" draw:z-index="5" draw:style-name="gr4" draw:text-style-name="P13" svg:width="0.122cm" svg:height="0.137cm" svg:x="3.33cm" svg:y="4.029cm">
        <text:p/>
      </draw:rect>
      <draw:line text:anchor-type="page" text:anchor-page-number="1" draw:z-index="6" draw:style-name="gr5" draw:text-style-name="P13" svg:x1="3.388cm" svg:y1="3.755cm" svg:x2="3.411cm" svg:y2="5.355cm">
        <text:p/>
      </draw:line>
      <draw:frame text:anchor-type="page" text:anchor-page-number="1" draw:z-index="7" draw:style-name="gr6" draw:text-style-name="P14" svg:width="3.386cm" svg:height="7.21cm" svg:x="2.173cm" svg:y="1.021cm">
        <draw:text-box>
          <text:p><text:span text:style-name="T17">t</text:span></text:p>
        </draw:text-box>
      </draw:frame>
      <text:p text:style-name="P4">LATIN <text:span text:style-name="T3">SMALL</text:span> LETTER <text:span text:style-name="T13">T</text:span></text:p>
      <text:p text:style-name="P5">Das <text:span text:style-name="T3">kleine</text:span> <text:span text:style-name="T13">Te</text:span></text:p>
      <text:p text:style-name="P1"/>
      <text:p text:style-name="P2"><text:span text:style-name="T14">treffen </text:span><text:span text:style-name="T2">•</text:span><text:span text:style-name="T12"> tot </text:span><text:span text:style-name="T2">•</text:span><text:span text:style-name="T12"> trinken </text:span><text:span text:style-name="T2">•</text:span><text:span text:style-name="T12"> teuer </text:span><text:span text:style-name="T2">•</text:span><text:span text:style-name="T12"> täglich </text:span><text:span text:style-name="T2">•</text:span><text:span text:style-name="T12"> telefonieren </text:span><text:span text:style-name="T2">•</text:span><text:span text:style-name="T12"> trainieren</text:span></text:p>
      <text:p text:style-name="P9"><text:span text:style-name="Outline_5f_very_5f_large"><text:span text:style-name="T4"><text:s/></text:span></text:span><text:span text:style-name="Outline_5f_very_5f_large"><text:span text:style-name="T6">t</text:span></text:span><text:span text:style-name="Outline_5f_very_5f_large"><text:span text:style-name="T7"> </text:span></text:span><text:span text:style-name="Outline_5f_very_5f_large"><text:span text:style-name="T6">t</text:span></text:span><text:span text:style-name="Outline_5f_very_5f_large"><text:span text:style-name="T7"> </text:span></text:span><text:span text:style-name="Outline_5f_very_5f_large"><text:span text:style-name="T6">t</text:span></text:span><text:span text:style-name="Outline_5f_very_5f_large"><text:span text:style-name="T7"> </text:span></text:span><text:span text:style-name="Outline_5f_very_5f_large"><text:span text:style-name="T6">t</text:span></text:span><text:span text:style-name="Outline_5f_very_5f_large"><text:span text:style-name="T7"> </text:span></text:span><text:span text:style-name="Outline_5f_very_5f_large"><text:span text:style-name="T6">t</text:span></text:span><text:span text:style-name="Outline_5f_very_5f_large"><text:span text:style-name="T7"> </text:span></text:span><text:span text:style-name="Outline_5f_very_5f_large"><text:span text:style-name="T6">t</text:span></text:span><text:span text:style-name="Outline_5f_very_5f_large"><text:span text:style-name="T7"> </text:span></text:span><text:span text:style-name="Outline_5f_very_5f_large"><text:span text:style-name="T6">t</text:span></text:span><text:span text:style-name="Outline_5f_very_5f_large"><text:span text:style-name="T7"> </text:span></text:span><text:span text:style-name="Outline_5f_very_5f_large"><text:span text:style-name="T6">t</text:span></text:span><text:span text:style-name="Outline_5f_very_5f_large"><text:span text:style-name="T7"> </text:span></text:span><text:span text:style-name="Outline_5f_very_5f_large"><text:span text:style-name="T6">t</text:span></text:span><text:span text:style-name="Outline_5f_very_5f_large"><text:span text:style-name="T7"> </text:span></text:span><text:span text:style-name="Outline_5f_very_5f_large"><text:span text:style-name="T6">t</text:span></text:span><text:span text:style-name="Outline_5f_very_5f_large"><text:span text:style-name="T7"> </text:span></text:span><text:span text:style-name="Outline_5f_very_5f_large"><text:span text:style-name="T6">t</text:span></text:span><text:span text:style-name="Outline_5f_very_5f_large"><text:span text:style-name="T5"> </text:span></text:span></text:p>
      <text:p text:style-name="P3"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text:span text:style-name="Outline_5f_large"><text:span text:style-name="T9"> </text:span></text:span><text:span text:style-name="Outline_5f_large"><text:span text:style-name="T8">t</text:span></text:span></text:p>
      <text:p text:style-name="P6"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t</text:span></text:span><text:span text:style-name="Outline"><text:span text:style-name="T11"> </text:span></text:span></text:p>
      <text:p text:style-name="P8"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t</text:span></text:span><text:span text:style-name="Outline"><text:span text:style-name="T11"> </text:span></text:span></text:p>
      <text:p text:style-name="P8"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t</text:span></text:span><text:span text:style-name="Outline"><text:span text:style-name="T11"> </text:span></text:span></text:p>
      <text:p text:style-name="P8"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t</text:span></text:span><text:span text:style-name="Outline"><text:span text:style-name="T11"> </text:span></text:span></text:p>
      <text:p text:style-name="P8"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t</text:span></text:span><text:span text:style-name="Outline"><text:span text:style-name="T11"> </text:span></text:span></text:p>
      <text:p text:style-name="P8"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t</text:span></text:span><text:span text:style-name="Outline"><text:span text:style-name="T11"> </text:span></text:span></text:p>
      <text:p text:style-name="P8"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t</text:span></text:span><text:span text:style-name="Outline"><text:span text:style-name="T11"> </text:span></text:span></text:p>
      <text:p text:style-name="P8"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t</text:span></text:span><text:span text:style-name="Outline"><text:span text:style-name="T11"> </text:span></text:span></text:p>
      <text:p text:style-name="P8"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t</text:span></text:span><text:span text:style-name="Outline"><text:span text:style-name="T11"> </text:span></text:span></text:p>
      <text:p text:style-name="P8"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t</text:span></text:span><text:span text:style-name="Outline"><text:span text:style-name="T11"> </text:span></text:span></text:p>
      <text:p text:style-name="P8"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t</text:span></text:span><text:span text:style-name="Outline"><text:span text:style-name="T11"> </text:span></text:span></text:p>
      <text:p text:style-name="P8"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t</text:span></text:span><text:span text:style-name="Outline"><text:span text:style-name="T11"> </text:span></text:span></text:p>
      <text:p text:style-name="P8"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</text:span></text:span><text:span text:style-name="Outline"><text:span text:style-name="T11"> </text:span></text:span><text:span text:style-name="Outline"><text:span text:style-name="T10">tt</text:span></text:span><text:span text:style-name="Outline"><text:span text:style-name="T11"> </text:span></text:span></text:p>
      <text:p text:style-name="P7"><draw:line text:anchor-type="paragraph" draw:z-index="8" draw:style-name="gr7" draw:text-style-name="P13" svg:x1="0cm" svg:y1="0.319cm" svg:x2="17cm" svg:y2="0.319cm"><text:p/></draw:line><draw:line text:anchor-type="paragraph" draw:z-index="9" draw:style-name="gr7" draw:text-style-name="P13" svg:x1="0cm" svg:y1="0.72cm" svg:x2="17cm" svg:y2="0.72cm"><text:p/></draw:line><draw:line text:anchor-type="paragraph" draw:z-index="10" draw:style-name="gr7" draw:text-style-name="P13" svg:x1="0cm" svg:y1="0.921cm" svg:x2="17cm" svg:y2="0.921cm"><text:p/></draw:line><draw:line text:anchor-type="paragraph" draw:z-index="11" draw:style-name="gr7" draw:text-style-name="P13" svg:x1="0cm" svg:y1="0.52cm" svg:x2="17cm" svg:y2="0.52cm"><text:p/></draw:line><text:span text:style-name="Outline"><text:span text:style-name="T10">t</text:span></text:span></text:p>
      <text:p text:style-name="P7"><draw:line text:anchor-type="paragraph" draw:z-index="12" draw:style-name="gr7" draw:text-style-name="P13" svg:x1="0cm" svg:y1="0.319cm" svg:x2="17cm" svg:y2="0.319cm"><text:p/></draw:line><draw:line text:anchor-type="paragraph" draw:z-index="13" draw:style-name="gr7" draw:text-style-name="P13" svg:x1="0cm" svg:y1="0.921cm" svg:x2="17cm" svg:y2="0.921cm"><text:p/></draw:line><text:span text:style-name="Outline"><text:span text:style-name="T10">t</text:span></text:span></text:p>
      <text:p text:style-name="P10"><text:span text:style-name="T1">©</text:span> Copyright 2016 Stephan Kreutzer, <text:span text:style-name="T15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Andika" svg:font-family="Andika" style:font-pitch="variable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11:55.585515884</dc:date>
    <dc:creator>Stephan Kreutzer</dc:creator>
    <meta:editing-duration>PT3H32M22S</meta:editing-duration>
    <meta:editing-cycles>73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741" meta:character-count="1688" meta:non-whitespace-character-count="953"/>
  </office:meta>
</office:document-meta>
</file>